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C00000030536DEEFE5CADD2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Libre1" svg:font-family="'David Libre'"/>
    <style:font-face style:name="Guttman Rashi" svg:font-family="'Guttman Rashi'" style:font-pitch="variable"/>
    <style:font-face style:name="Guttman Vilna1" svg:font-family="'Guttman Vilna'" style:font-pitch="variable"/>
    <style:font-face style:name="Guttman Vilna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0.212cm" fo:text-align="center" style:justify-single-word="false"/>
      <style:text-properties officeooo:rsid="001f1df8" officeooo:paragraph-rsid="001f1df8" style:font-name-complex="Guttman Vilna1"/>
    </style:style>
    <style:style style:name="P2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/>
    </style:style>
    <style:style style:name="P3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8pt"/>
    </style:style>
    <style:style style:name="P4" style:family="paragraph" style:parent-style-name="Standard">
      <style:paragraph-properties fo:text-align="justify" fo:text-align-last="center" style:justify-single-word="false"/>
      <style:text-properties officeooo:rsid="0020b5a3" officeooo:paragraph-rsid="0020b5a3" style:font-name-complex="Guttman Vilna1" style:font-size-complex="8pt"/>
    </style:style>
    <style:style style:name="P5" style:family="paragraph" style:parent-style-name="Standard">
      <style:paragraph-properties fo:text-align="justify" fo:text-align-last="center" style:justify-single-word="false"/>
      <style:text-properties officeooo:rsid="00231556" officeooo:paragraph-rsid="00231556" style:font-name-complex="Guttman Vilna1" style:font-size-complex="8pt"/>
    </style:style>
    <style:style style:name="P6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22pt"/>
    </style:style>
    <style:style style:name="P7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6pt"/>
    </style:style>
    <style:style style:name="P8" style:family="paragraph" style:parent-style-name="Standard">
      <style:paragraph-properties fo:text-align="center" style:justify-single-word="false"/>
      <style:text-properties officeooo:rsid="002eeb9d" officeooo:paragraph-rsid="002eeb9d" style:font-name-complex="Guttman Vilna1" style:font-size-complex="6pt"/>
    </style:style>
    <style:style style:name="P9" style:family="paragraph" style:parent-style-name="Standard">
      <style:paragraph-properties fo:line-height="0.176cm" fo:text-align="center" style:justify-single-word="false"/>
      <style:text-properties officeooo:rsid="001f1df8" officeooo:paragraph-rsid="001f1df8" style:font-name-complex="Guttman Vilna1" style:font-size-complex="4pt"/>
    </style:style>
    <style:style style:name="P10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2pt"/>
    </style:style>
    <style:style style:name="P11" style:family="paragraph" style:parent-style-name="Standard">
      <style:paragraph-properties fo:text-align="justify" fo:text-align-last="center" style:justify-single-word="false"/>
      <style:text-properties fo:font-size="7pt" officeooo:rsid="0022e3af" officeooo:paragraph-rsid="0022e3af" style:font-size-asian="7pt" style:font-name-complex="Guttman Vilna1" style:font-size-complex="7pt"/>
    </style:style>
    <style:style style:name="P12" style:family="paragraph" style:parent-style-name="Standard">
      <style:paragraph-properties fo:text-align="justify" fo:text-align-last="justify" style:justify-single-word="true"/>
      <style:text-properties fo:font-size="7pt" officeooo:rsid="0022e3af" officeooo:paragraph-rsid="0022e3af" style:font-size-asian="7pt" style:font-name-complex="Guttman Vilna1" style:font-size-complex="7pt"/>
    </style:style>
    <style:style style:name="P13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Vilna1" style:font-size-complex="7pt"/>
    </style:style>
    <style:style style:name="P14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Vilna1" style:font-size-complex="7pt"/>
    </style:style>
    <style:style style:name="P15" style:family="paragraph" style:parent-style-name="Standard">
      <style:paragraph-properties fo:text-align="center" fo:text-align-last="justify" style:justify-single-word="false"/>
      <style:text-properties fo:font-size="7pt" officeooo:rsid="002eeb9d" officeooo:paragraph-rsid="003613bd" style:font-size-asian="7pt" style:font-name-complex="Guttman Vilna1" style:font-size-complex="7pt"/>
    </style:style>
    <style:style style:name="P16" style:family="paragraph" style:parent-style-name="Standard">
      <style:paragraph-properties fo:line-height="0.282cm" fo:text-align="center" style:justify-single-word="false"/>
      <style:text-properties fo:font-size="7pt" officeooo:rsid="002eeb9d" officeooo:paragraph-rsid="00571993" style:font-size-asian="7pt" style:font-name-complex="Guttman Vilna1" style:font-size-complex="7pt"/>
    </style:style>
    <style:style style:name="P17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Vilna1" style:font-size-complex="7pt"/>
    </style:style>
    <style:style style:name="P18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613bd" style:font-size-asian="7pt" style:font-name-complex="Guttman Vilna1" style:font-size-complex="7pt"/>
    </style:style>
    <style:style style:name="P19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Vilna1" style:font-size-complex="7pt"/>
    </style:style>
    <style:style style:name="P20" style:family="paragraph" style:parent-style-name="Standard">
      <style:paragraph-properties fo:line-height="0.282cm" fo:text-align="justify" fo:text-align-last="justify" style:justify-single-word="true"/>
      <style:text-properties fo:font-size="7pt" officeooo:rsid="003f591c" officeooo:paragraph-rsid="003f591c" style:font-size-asian="7pt" style:font-name-complex="Guttman Vilna1" style:font-size-complex="7pt"/>
    </style:style>
    <style:style style:name="P21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60f83" style:font-size-asian="7pt" style:font-name-complex="Guttman Vilna1" style:font-size-complex="7pt"/>
    </style:style>
    <style:style style:name="P22" style:family="paragraph" style:parent-style-name="Standard">
      <style:paragraph-properties fo:line-height="0.282cm" fo:text-align="justify" fo:text-align-last="justify" style:justify-single-word="true"/>
      <style:text-properties fo:font-size="7pt" officeooo:rsid="004fb632" officeooo:paragraph-rsid="004fb632" style:font-size-asian="7pt" style:font-name-complex="Guttman Vilna1" style:font-size-complex="7pt"/>
    </style:style>
    <style:style style:name="P23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Vilna1" style:font-size-complex="7pt"/>
    </style:style>
    <style:style style:name="P24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07d2b" style:font-size-asian="7pt" style:font-name-complex="Guttman Rashi" style:font-size-complex="7pt"/>
    </style:style>
    <style:style style:name="P25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Rashi" style:font-size-complex="7pt"/>
    </style:style>
    <style:style style:name="P26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Rashi" style:font-size-complex="7pt"/>
    </style:style>
    <style:style style:name="P27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Rashi" style:font-size-complex="7pt"/>
    </style:style>
    <style:style style:name="P28" style:family="paragraph" style:parent-style-name="Standard">
      <style:paragraph-properties fo:text-align="justify" fo:text-align-last="justify" style:justify-single-word="true"/>
      <style:text-properties fo:font-size="7pt" officeooo:rsid="003ac8e5" officeooo:paragraph-rsid="003ac8e5" style:font-size-asian="7pt" style:font-name-complex="Guttman Rashi" style:font-size-complex="7pt"/>
    </style:style>
    <style:style style:name="P29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362d1" style:font-size-asian="7pt" style:font-name-complex="Guttman Rashi" style:font-size-complex="7pt"/>
    </style:style>
    <style:style style:name="P30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6941" style:font-size-asian="7pt" style:font-name-complex="Guttman Rashi" style:font-size-complex="7pt"/>
    </style:style>
    <style:style style:name="P31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db08" style:font-size-asian="7pt" style:font-name-complex="Guttman Rashi" style:font-size-complex="7pt"/>
    </style:style>
    <style:style style:name="P32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Rashi" style:font-size-complex="7pt"/>
    </style:style>
    <style:style style:name="P33" style:family="paragraph" style:parent-style-name="Standard">
      <style:paragraph-properties fo:line-height="0.282cm" fo:text-align="justify" fo:text-align-last="justify" style:justify-single-word="true"/>
      <style:text-properties fo:font-size="7pt" officeooo:rsid="0040b6f4" officeooo:paragraph-rsid="0040b6f4" style:font-size-asian="7pt" style:font-name-complex="Guttman Rashi" style:font-size-complex="7pt"/>
    </style:style>
    <style:style style:name="P34" style:family="paragraph" style:parent-style-name="Standard">
      <style:paragraph-properties fo:line-height="0.282cm" fo:text-align="justify" fo:text-align-last="justify" style:justify-single-word="true"/>
      <style:text-properties fo:font-size="7pt" officeooo:rsid="0042e0c7" officeooo:paragraph-rsid="0042e0c7" style:font-size-asian="7pt" style:font-name-complex="Guttman Rashi" style:font-size-complex="7pt"/>
    </style:style>
    <style:style style:name="P35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68d50" style:font-size-asian="7pt" style:font-name-complex="Guttman Rashi" style:font-size-complex="7pt"/>
    </style:style>
    <style:style style:name="P36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71993" style:font-size-asian="7pt" style:font-name-complex="Guttman Rashi" style:font-size-complex="7pt"/>
    </style:style>
    <style:style style:name="P37" style:family="paragraph" style:parent-style-name="Standard">
      <style:paragraph-properties fo:line-height="0.282cm" fo:text-align="justify" fo:text-align-last="justify" style:justify-single-word="true"/>
      <style:text-properties fo:font-size="7pt" officeooo:rsid="00571993" officeooo:paragraph-rsid="00571993" style:font-size-asian="7pt" style:font-name-complex="Guttman Rashi" style:font-size-complex="7pt"/>
    </style:style>
    <style:style style:name="P38" style:family="paragraph" style:parent-style-name="Standard">
      <style:paragraph-properties fo:line-height="0.282cm" fo:text-align="justify" fo:text-align-last="justify" style:justify-single-word="true"/>
      <style:text-properties fo:font-size="7pt" officeooo:rsid="005cb323" officeooo:paragraph-rsid="005cb323" style:font-size-asian="7pt" style:font-name-complex="Guttman Rashi" style:font-size-complex="7pt"/>
    </style:style>
    <style:style style:name="P39" style:family="paragraph" style:parent-style-name="Standard">
      <style:paragraph-properties fo:line-height="0.282cm" fo:text-align="justify" fo:text-align-last="justify" style:justify-single-word="true"/>
      <style:text-properties fo:font-size="7pt" officeooo:rsid="0062df07" officeooo:paragraph-rsid="0062df07" style:font-size-asian="7pt" style:font-name-complex="Guttman Rashi" style:font-size-complex="7pt"/>
    </style:style>
    <style:style style:name="P40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46c31" style:font-size-asian="7pt" style:font-name-complex="Guttman Rashi" style:font-size-complex="7pt"/>
    </style:style>
    <style:style style:name="P41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Rashi" style:font-size-complex="7pt"/>
    </style:style>
    <style:style style:name="P42" style:family="paragraph" style:parent-style-name="Standard">
      <style:paragraph-properties fo:line-height="0.282cm" fo:text-align="justify" fo:text-align-last="justify" style:justify-single-word="true"/>
      <style:text-properties fo:font-size="7pt" officeooo:rsid="0066b655" officeooo:paragraph-rsid="0066b655" style:font-size-asian="7pt" style:font-name-complex="Guttman Rashi" style:font-size-complex="7pt"/>
    </style:style>
    <style:style style:name="P43" style:family="paragraph" style:parent-style-name="Standard">
      <style:paragraph-properties fo:line-height="0.282cm" fo:text-align="start" style:justify-single-word="false"/>
      <style:text-properties fo:font-size="7pt" officeooo:rsid="0066b655" officeooo:paragraph-rsid="0066b655" style:font-size-asian="7pt" style:font-name-complex="Guttman Rashi" style:font-size-complex="7pt"/>
    </style:style>
    <style:style style:name="P44" style:family="paragraph" style:parent-style-name="Standard">
      <style:paragraph-properties fo:text-align="justify" fo:text-align-last="justify" style:justify-single-word="false"/>
      <style:text-properties fo:font-size="7pt" fo:font-weight="normal" officeooo:rsid="001f1df8" officeooo:paragraph-rsid="001f1df8" style:font-size-asian="7pt" style:font-weight-asian="normal" style:font-name-complex="Guttman Rashi" style:font-size-complex="7pt" style:font-weight-complex="normal"/>
    </style:style>
    <style:style style:name="P45" style:family="paragraph" style:parent-style-name="Standard">
      <style:paragraph-properties fo:text-align="justify" fo:text-align-last="center" style:justify-single-word="false"/>
      <style:text-properties fo:font-size="7pt" fo:font-weight="normal" officeooo:rsid="0020b5a3" officeooo:paragraph-rsid="0020b5a3" style:font-size-asian="7pt" style:font-weight-asian="normal" style:font-name-complex="Guttman Rashi" style:font-size-complex="7pt" style:font-weight-complex="normal"/>
    </style:style>
    <style:style style:name="P46" style:family="paragraph" style:parent-style-name="Standard">
      <style:paragraph-properties fo:text-align="justify" fo:text-align-last="justify" style:justify-single-word="true"/>
      <style:text-properties officeooo:rsid="00307d2b" officeooo:paragraph-rsid="00307d2b" style:font-name-complex="Guttman Rashi" style:font-size-complex="7pt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true"/>
      <style:text-properties officeooo:rsid="001f1df8" officeooo:paragraph-rsid="001f1df8" style:font-name-complex="Guttman Vilna1" style:font-size-complex="6pt"/>
    </style:style>
    <style:style style:name="P48" style:family="paragraph" style:parent-style-name="Standard">
      <style:paragraph-properties fo:margin-left="0cm" fo:margin-right="0.37cm" fo:text-align="center" style:justify-single-word="false" fo:text-indent="0cm" style:auto-text-indent="false"/>
      <style:text-properties officeooo:rsid="00231556" officeooo:paragraph-rsid="00231556" style:font-name-complex="Guttman Vilna1" style:font-size-complex="12pt"/>
    </style:style>
    <style:style style:name="P49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03613bd" style:font-size-asian="7pt" style:font-name-complex="Guttman Vilna1" style:font-size-complex="7pt"/>
    </style:style>
    <style:style style:name="P50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fb632" style:font-size-asian="7pt" style:font-name-complex="Guttman Vilna1" style:font-size-complex="7pt"/>
    </style:style>
    <style:style style:name="P51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d98a5" style:font-size-asian="7pt" style:font-name-complex="Guttman Vilna1" style:font-size-complex="7pt"/>
    </style:style>
    <style:style style:name="P52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f591c" style:font-size-asian="7pt" style:font-name-complex="Guttman Vilna1" style:font-size-complex="7pt"/>
    </style:style>
    <style:style style:name="P53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0b6f4" style:font-size-asian="7pt" style:font-name-complex="Guttman Vilna1" style:font-size-complex="7pt"/>
    </style:style>
    <style:style style:name="P54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670a8" style:font-size-asian="7pt" style:font-name-complex="Guttman Vilna1" style:font-size-complex="7pt"/>
    </style:style>
    <style:style style:name="P55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cb323" style:font-size-asian="7pt" style:font-name-complex="Guttman Vilna1" style:font-size-complex="7pt"/>
    </style:style>
    <style:style style:name="P56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62df07" style:font-size-asian="7pt" style:font-name-complex="Guttman Vilna1" style:font-size-complex="7pt"/>
    </style:style>
    <style:style style:name="P5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98c6e" style:font-size-asian="7pt" style:font-name-complex="Guttman Vilna1" style:font-size-complex="7pt"/>
    </style:style>
    <style:style style:name="P5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adf37" style:font-size-asian="7pt" style:font-name-complex="Guttman Vilna1" style:font-size-complex="7pt"/>
    </style:style>
    <style:style style:name="P5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f1b2a" style:font-size-asian="7pt" style:font-name-complex="Guttman Vilna1" style:font-size-complex="7pt"/>
    </style:style>
    <style:style style:name="P6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7f336" style:font-size-asian="7pt" style:font-name-complex="Guttman Vilna1" style:font-size-complex="7pt"/>
    </style:style>
    <style:style style:name="P61" style:family="paragraph" style:parent-style-name="Standard">
      <style:paragraph-properties fo:line-height="0.282cm" fo:text-align="center" style:justify-single-word="false" style:writing-mode="rl-tb"/>
      <style:text-properties fo:font-size="7pt" officeooo:rsid="002eeb9d" officeooo:paragraph-rsid="003d98a5" style:font-size-asian="7pt" style:font-name-complex="Guttman Vilna1" style:font-size-complex="7pt"/>
    </style:style>
    <style:style style:name="P62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3d98a5" style:font-size-asian="7pt" style:font-name-complex="Guttman Vilna1" style:font-size-complex="7pt"/>
    </style:style>
    <style:style style:name="P63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4de4ee" style:font-size-asian="7pt" style:font-name-complex="Guttman Vilna1" style:font-size-complex="7pt"/>
    </style:style>
    <style:style style:name="P64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5ef9d7" style:font-size-asian="7pt" style:font-name-complex="Guttman Vilna1" style:font-size-complex="7pt"/>
    </style:style>
    <style:style style:name="P65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688cf8" style:font-size-asian="7pt" style:font-name-complex="Guttman Vilna1" style:font-size-complex="7pt"/>
    </style:style>
    <style:style style:name="P6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03421" style:font-size-asian="7pt" style:font-name-complex="Guttman Vilna1" style:font-size-complex="7pt"/>
    </style:style>
    <style:style style:name="P67" style:family="paragraph" style:parent-style-name="Standard">
      <style:paragraph-properties fo:line-height="0.282cm" fo:text-align="center" style:justify-single-word="false" style:writing-mode="rl-tb"/>
      <style:text-properties fo:font-size="7pt" officeooo:rsid="004de4ee" officeooo:paragraph-rsid="004de4ee" style:font-size-asian="7pt" style:font-name-complex="Guttman Vilna1" style:font-size-complex="7pt"/>
    </style:style>
    <style:style style:name="P68" style:family="paragraph" style:parent-style-name="Standard">
      <style:paragraph-properties fo:line-height="0.282cm" fo:text-align="center" style:justify-single-word="false" style:writing-mode="rl-tb"/>
      <style:text-properties fo:font-size="7pt" officeooo:rsid="005cb323" officeooo:paragraph-rsid="004de4ee" style:font-size-asian="7pt" style:font-name-complex="Guttman Vilna1" style:font-size-complex="7pt"/>
    </style:style>
    <style:style style:name="P6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Vilna1" style:font-size-complex="7pt"/>
    </style:style>
    <style:style style:name="P7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Vilna1" style:font-size-complex="7pt"/>
    </style:style>
    <style:style style:name="P7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Vilna1" style:font-size-complex="7pt"/>
    </style:style>
    <style:style style:name="P72" style:family="paragraph" style:parent-style-name="Standard">
      <style:paragraph-properties fo:line-height="0.212cm" fo:text-align="center" style:justify-single-word="false" style:writing-mode="rl-tb"/>
      <style:text-properties fo:font-size="7pt" officeooo:rsid="004de4ee" officeooo:paragraph-rsid="004de4ee" style:font-size-asian="7pt" style:font-name-complex="Guttman Vilna1" style:font-size-complex="2pt"/>
    </style:style>
    <style:style style:name="P73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d98a5" officeooo:paragraph-rsid="003d98a5" style:font-size-asian="7pt" style:font-name-complex="Guttman Rashi" style:font-size-complex="7pt"/>
    </style:style>
    <style:style style:name="P74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3f591c" style:font-size-asian="7pt" style:font-name-complex="Guttman Rashi" style:font-size-complex="7pt"/>
    </style:style>
    <style:style style:name="P75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4fb632" style:font-size-asian="7pt" style:font-name-complex="Guttman Rashi" style:font-size-complex="7pt"/>
    </style:style>
    <style:style style:name="P76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4a9350" style:font-size-asian="7pt" style:font-name-complex="Guttman Rashi" style:font-size-complex="7pt"/>
    </style:style>
    <style:style style:name="P77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7pt"/>
    </style:style>
    <style:style style:name="P78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7pt"/>
    </style:style>
    <style:style style:name="P7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de4ee" officeooo:paragraph-rsid="004de4ee" style:font-size-asian="7pt" style:font-name-complex="Guttman Rashi" style:font-size-complex="7pt"/>
    </style:style>
    <style:style style:name="P8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5f832f" officeooo:paragraph-rsid="005f832f" style:font-size-asian="7pt" style:font-name-complex="Guttman Rashi" style:font-size-complex="7pt"/>
    </style:style>
    <style:style style:name="P8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82" style:family="paragraph" style:parent-style-name="Standard">
      <style:paragraph-properties fo:line-height="0.282cm" fo:text-align="center" style:justify-single-word="fals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8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84" style:family="paragraph" style:parent-style-name="Standard">
      <style:paragraph-properties fo:line-height="0.282cm" fo:text-align="center" style:justify-single-word="fals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8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6489" officeooo:paragraph-rsid="00736489" style:font-size-asian="7pt" style:font-name-complex="Guttman Rashi" style:font-size-complex="7pt"/>
    </style:style>
    <style:style style:name="P8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Rashi" style:font-size-complex="7pt"/>
    </style:style>
    <style:style style:name="P8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Rashi" style:font-size-complex="7pt"/>
    </style:style>
    <style:style style:name="P8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Rashi" style:font-size-complex="7pt"/>
    </style:style>
    <style:style style:name="P8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e3ee8" officeooo:paragraph-rsid="006e3ee8" style:font-size-asian="7pt" style:font-name-complex="Guttman Rashi" style:font-size-complex="7pt"/>
    </style:style>
    <style:style style:name="P9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f1b2a" officeooo:paragraph-rsid="006f1b2a" style:font-size-asian="7pt" style:font-name-complex="Guttman Rashi" style:font-size-complex="7pt"/>
    </style:style>
    <style:style style:name="P9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f600" officeooo:paragraph-rsid="0073f600" style:font-size-asian="7pt" style:font-name-complex="Guttman Rashi" style:font-size-complex="7pt"/>
    </style:style>
    <style:style style:name="P9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93" style:family="paragraph" style:parent-style-name="Standard">
      <style:paragraph-properties fo:line-height="0.282cm" fo:text-align="center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9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17ba2" officeooo:paragraph-rsid="0077f336" style:font-size-asian="7pt" style:font-name-complex="Guttman Rashi" style:font-size-complex="7pt"/>
    </style:style>
    <style:style style:name="P95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4de4ee" style:font-size-asian="7pt" style:font-name-complex="Guttman Rashi" style:font-size-complex="2pt"/>
    </style:style>
    <style:style style:name="P96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5ef9d7" style:font-size-asian="7pt" style:font-name-complex="Guttman Rashi" style:font-size-complex="2pt"/>
    </style:style>
    <style:style style:name="P97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688cf8" style:font-size-asian="7pt" style:font-name-complex="Guttman Rashi" style:font-size-complex="2pt"/>
    </style:style>
    <style:style style:name="P9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703421" style:font-size-asian="7pt" style:font-name-complex="Guttman Rashi" style:font-size-complex="2pt"/>
    </style:style>
    <style:style style:name="P99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2pt"/>
    </style:style>
    <style:style style:name="P100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2pt"/>
    </style:style>
    <style:style style:name="P101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4adb08" style:font-size-asian="5pt" style:font-name-complex="Guttman Rashi" style:font-size-complex="5pt"/>
    </style:style>
    <style:style style:name="P102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5cb323" style:font-size-asian="5pt" style:font-name-complex="Guttman Rashi" style:font-size-complex="5pt"/>
    </style:style>
    <style:style style:name="P103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6f1b2a" style:font-size-asian="5pt" style:font-name-complex="Guttman Rashi" style:font-size-complex="5pt"/>
    </style:style>
    <style:style style:name="P104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db08" officeooo:paragraph-rsid="004adb08" style:font-size-asian="5pt" style:font-name-complex="Guttman Rashi" style:font-size-complex="5pt"/>
    </style:style>
    <style:style style:name="P105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5cb323" officeooo:paragraph-rsid="005cb323" style:font-size-asian="5pt" style:font-name-complex="Guttman Rashi" style:font-size-complex="5pt"/>
    </style:style>
    <style:style style:name="P106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07" style:family="paragraph" style:parent-style-name="Standard">
      <style:paragraph-properties fo:line-height="0.212cm" fo:text-align="end" style:justify-single-word="fals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0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109" style:family="paragraph" style:parent-style-name="Standard">
      <style:paragraph-properties fo:line-height="0.282cm" fo:text-align="start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11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111" style:family="paragraph" style:parent-style-name="Standard">
      <style:paragraph-properties fo:line-height="0.282cm" fo:text-align="center" style:justify-single-word="fals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112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b715f" style:font-size-asian="7pt" style:font-name-complex="Guttman Vilna1" style:font-size-complex="7pt"/>
    </style:style>
    <style:style style:name="P113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07b715f" style:font-size-asian="7pt" style:font-name-complex="Guttman Vilna1" style:font-size-complex="7pt"/>
    </style:style>
    <style:style style:name="P11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2eeb9d" officeooo:paragraph-rsid="007d631a" style:font-size-asian="7pt" style:font-name-complex="Guttman Vilna1" style:font-size-complex="7pt"/>
    </style:style>
    <style:style style:name="P11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2eeb9d" officeooo:paragraph-rsid="007ea6f6" style:font-size-asian="7pt" style:font-name-complex="Guttman Vilna1" style:font-size-complex="7pt"/>
    </style:style>
    <style:style style:name="P11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Vilna1" style:font-size-complex="7pt"/>
    </style:style>
    <style:style style:name="P117" style:family="paragraph" style:parent-style-name="Standard">
      <style:paragraph-properties fo:line-height="0.282cm" fo:text-align="center" style:justify-single-word="false" style:writing-mode="rl-tb"/>
      <style:text-properties fo:font-size="7pt" officeooo:rsid="007d631a" officeooo:paragraph-rsid="007d631a" style:font-size-asian="7pt" style:font-name-complex="Guttman Vilna1" style:font-size-complex="7pt"/>
    </style:style>
    <style:style style:name="P11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ea6f6" style:font-size-asian="7pt" style:font-name-complex="Guttman Vilna1" style:font-size-complex="7pt"/>
    </style:style>
    <style:style style:name="P11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f2c16" style:font-size-asian="7pt" style:font-name-complex="Guttman Vilna1" style:font-size-complex="7pt"/>
    </style:style>
    <style:style style:name="P120" style:family="paragraph" style:parent-style-name="Standard">
      <style:paragraph-properties fo:line-height="0.282cm" fo:text-align="start" style:justify-single-word="false" style:writing-mode="rl-tb"/>
      <style:text-properties fo:font-size="7pt" officeooo:rsid="007ea6f6" officeooo:paragraph-rsid="007f2c16" style:font-size-asian="7pt" style:font-name-complex="Guttman Vilna1" style:font-size-complex="7pt"/>
    </style:style>
    <style:style style:name="P12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d631a" style:font-size-asian="7pt" style:font-name-complex="Guttman Vilna1" style:font-size-complex="7pt"/>
    </style:style>
    <style:style style:name="P12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officeooo:paragraph-rsid="007ea6f6"/>
    </style:style>
    <style:style style:name="T1" style:family="text">
      <style:text-properties style:font-size-asian="10.5pt" style:text-scale="150%"/>
    </style:style>
    <style:style style:name="T2" style:family="text">
      <style:text-properties style:text-scale="150%"/>
    </style:style>
    <style:style style:name="T3" style:family="text">
      <style:text-properties fo:letter-spacing="0.106cm"/>
    </style:style>
    <style:style style:name="T4" style:family="text">
      <style:text-properties fo:letter-spacing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0% 100%" fo:font-size="10pt" style:font-size-asian="10pt" style:font-size-complex="10pt"/>
    </style:style>
    <style:style style:name="T7" style:family="text">
      <style:text-properties style:text-position="0% 100%" fo:font-size="10pt" officeooo:rsid="003d98a5" style:font-size-asian="10pt" style:font-size-complex="10pt"/>
    </style:style>
    <style:style style:name="T8" style:family="text">
      <style:text-properties style:text-position="0% 100%" fo:font-size="10pt" officeooo:rsid="003f591c" style:font-size-asian="10pt" style:font-size-complex="10pt"/>
    </style:style>
    <style:style style:name="T9" style:family="text">
      <style:text-properties style:text-position="0% 100%" fo:font-size="10pt" officeooo:rsid="0040b6f4" style:font-size-asian="10pt" style:font-size-complex="10pt"/>
    </style:style>
    <style:style style:name="T10" style:family="text">
      <style:text-properties style:text-position="0% 100%" fo:font-size="10pt" officeooo:rsid="004fb632" style:font-size-asian="10pt" style:font-size-complex="10pt"/>
    </style:style>
    <style:style style:name="T11" style:family="text">
      <style:text-properties style:text-position="0% 100%" fo:font-size="10pt" officeooo:rsid="005479f7" style:font-size-asian="10pt" style:font-size-complex="10pt"/>
    </style:style>
    <style:style style:name="T12" style:family="text">
      <style:text-properties style:text-position="0% 100%" fo:font-size="10pt" officeooo:rsid="005cb323" style:font-size-asian="10pt" style:font-size-complex="10pt"/>
    </style:style>
    <style:style style:name="T13" style:family="text">
      <style:text-properties style:text-position="0% 100%" fo:font-size="10pt" officeooo:rsid="0062df07" style:font-size-asian="10pt" style:font-size-complex="10pt"/>
    </style:style>
    <style:style style:name="T14" style:family="text">
      <style:text-properties style:text-position="0% 100%" fo:font-size="10pt" officeooo:rsid="00698c6e" style:font-size-asian="10pt" style:font-size-complex="10pt"/>
    </style:style>
    <style:style style:name="T15" style:family="text">
      <style:text-properties style:text-position="0% 100%" fo:font-size="10pt" officeooo:rsid="006adf37" style:font-size-asian="10pt" style:font-size-complex="10pt"/>
    </style:style>
    <style:style style:name="T16" style:family="text">
      <style:text-properties style:text-position="0% 100%" fo:font-size="10pt" officeooo:rsid="006f1b2a" style:font-size-asian="10pt" style:font-size-complex="10pt"/>
    </style:style>
    <style:style style:name="T17" style:family="text">
      <style:text-properties style:text-position="0% 100%" fo:font-size="10pt" officeooo:rsid="0077f336" style:font-size-asian="10pt" style:font-size-complex="10pt"/>
    </style:style>
    <style:style style:name="T18" style:family="text">
      <style:text-properties style:text-position="0% 100%" fo:font-size="10pt" officeooo:rsid="007d631a" style:font-size-asian="10pt" style:font-size-complex="10pt"/>
    </style:style>
    <style:style style:name="T19" style:family="text">
      <style:text-properties style:font-name-complex="Guttman Rashi"/>
    </style:style>
    <style:style style:name="T20" style:family="text">
      <style:text-properties style:font-name-complex="Guttman Rashi" style:font-size-complex="5pt"/>
    </style:style>
    <style:style style:name="T21" style:family="text">
      <style:text-properties style:font-name-complex="Guttman Rashi" style:font-size-complex="4pt"/>
    </style:style>
    <style:style style:name="T22" style:family="text">
      <style:text-properties style:font-name-complex="Guttman Rashi" style:font-size-complex="6pt"/>
    </style:style>
    <style:style style:name="T23" style:family="text">
      <style:text-properties officeooo:rsid="0039a848" style:font-name-complex="Guttman Rashi"/>
    </style:style>
    <style:style style:name="T24" style:family="text">
      <style:text-properties officeooo:rsid="003d98a5" style:font-name-complex="Guttman Rashi"/>
    </style:style>
    <style:style style:name="T25" style:family="text">
      <style:text-properties officeooo:rsid="003f591c" style:font-name-complex="Guttman Rashi"/>
    </style:style>
    <style:style style:name="T26" style:family="text">
      <style:text-properties officeooo:rsid="003ff9b6" style:font-name-complex="Guttman Rashi"/>
    </style:style>
    <style:style style:name="T27" style:family="text">
      <style:text-properties officeooo:rsid="0040b6f4" style:font-name-complex="Guttman Rashi"/>
    </style:style>
    <style:style style:name="T28" style:family="text">
      <style:text-properties officeooo:rsid="00460f83" style:font-name-complex="Guttman Rashi"/>
    </style:style>
    <style:style style:name="T29" style:family="text">
      <style:text-properties officeooo:rsid="004771e3" style:font-name-complex="Guttman Rashi"/>
    </style:style>
    <style:style style:name="T30" style:family="text">
      <style:text-properties officeooo:rsid="004fb632" style:font-name-complex="Guttman Rashi"/>
    </style:style>
    <style:style style:name="T31" style:family="text">
      <style:text-properties officeooo:rsid="00534aa1" style:font-name-complex="Guttman Rashi"/>
    </style:style>
    <style:style style:name="T32" style:family="text">
      <style:text-properties officeooo:rsid="005479f7" style:font-name-complex="Guttman Rashi"/>
    </style:style>
    <style:style style:name="T33" style:family="text">
      <style:text-properties officeooo:rsid="00571993" style:font-name-complex="Guttman Rashi"/>
    </style:style>
    <style:style style:name="T34" style:family="text">
      <style:text-properties officeooo:rsid="005cb323" style:font-name-complex="Guttman Rashi"/>
    </style:style>
    <style:style style:name="T35" style:family="text">
      <style:text-properties officeooo:rsid="0062df07" style:font-name-complex="Guttman Rashi"/>
    </style:style>
    <style:style style:name="T36" style:family="text">
      <style:text-properties officeooo:rsid="00653d04" style:font-name-complex="Guttman Rashi"/>
    </style:style>
    <style:style style:name="T37" style:family="text">
      <style:text-properties officeooo:rsid="00698c6e" style:font-name-complex="Guttman Rashi"/>
    </style:style>
    <style:style style:name="T38" style:family="text">
      <style:text-properties officeooo:rsid="006adf37" style:font-name-complex="Guttman Rashi"/>
    </style:style>
    <style:style style:name="T39" style:family="text">
      <style:text-properties officeooo:rsid="006c6185" style:font-name-complex="Guttman Rashi"/>
    </style:style>
    <style:style style:name="T40" style:family="text">
      <style:text-properties officeooo:rsid="006e3ee8" style:font-name-complex="Guttman Rashi"/>
    </style:style>
    <style:style style:name="T41" style:family="text">
      <style:text-properties officeooo:rsid="006f1b2a" style:font-name-complex="Guttman Rashi"/>
    </style:style>
    <style:style style:name="T42" style:family="text">
      <style:text-properties officeooo:rsid="0077f336" style:font-name-complex="Guttman Rashi"/>
    </style:style>
    <style:style style:name="T43" style:family="text">
      <style:text-properties officeooo:rsid="007d631a" style:font-name-complex="Guttman Rashi"/>
    </style:style>
    <style:style style:name="T44" style:family="text">
      <style:text-properties officeooo:rsid="007ea6f6" style:font-name-complex="Guttman Rashi"/>
    </style:style>
    <style:style style:name="T45" style:family="text">
      <style:text-properties officeooo:rsid="007f2c16" style:font-name-complex="Guttman Rashi"/>
    </style:style>
    <style:style style:name="T46" style:family="text">
      <style:text-properties fo:font-size="2pt" style:font-size-asian="2pt" style:font-name-complex="Guttman Rashi" style:font-size-complex="2pt"/>
    </style:style>
    <style:style style:name="T47" style:family="text">
      <style:text-properties officeooo:rsid="0037f815"/>
    </style:style>
    <style:style style:name="T48" style:family="text">
      <style:text-properties officeooo:rsid="00386b6e"/>
    </style:style>
    <style:style style:name="T49" style:family="text">
      <style:text-properties officeooo:rsid="003ac8e5"/>
    </style:style>
    <style:style style:name="T50" style:family="text">
      <style:text-properties officeooo:rsid="003bc738"/>
    </style:style>
    <style:style style:name="T51" style:family="text">
      <style:text-properties style:font-name-complex="Guttman Vilna1"/>
    </style:style>
    <style:style style:name="T52" style:family="text">
      <style:text-properties officeooo:rsid="004adb08" style:font-name-complex="Guttman Vilna1"/>
    </style:style>
    <style:style style:name="T53" style:family="text">
      <style:text-properties officeooo:rsid="004adb08"/>
    </style:style>
    <style:style style:name="T54" style:family="text">
      <style:text-properties style:font-size-complex="4pt"/>
    </style:style>
    <style:style style:name="T55" style:family="text">
      <style:text-properties fo:font-size="4pt" style:font-size-asian="4pt" style:font-size-complex="4pt"/>
    </style:style>
    <style:style style:name="T56" style:family="text">
      <style:text-properties fo:font-size="4pt" officeooo:rsid="004adb08" style:font-size-asian="4pt" style:font-size-complex="4pt"/>
    </style:style>
    <style:style style:name="T57" style:family="text">
      <style:text-properties officeooo:rsid="004b81e9"/>
    </style:style>
    <style:style style:name="T58" style:family="text">
      <style:text-properties officeooo:rsid="004de4ee"/>
    </style:style>
    <style:style style:name="T59" style:family="text">
      <style:text-properties officeooo:rsid="004fb632"/>
    </style:style>
    <style:style style:name="T60" style:family="text">
      <style:text-properties officeooo:rsid="005d9de5"/>
    </style:style>
    <style:style style:name="T61" style:family="text">
      <style:text-properties officeooo:rsid="005ef9d7"/>
    </style:style>
    <style:style style:name="T62" style:family="text">
      <style:text-properties officeooo:rsid="0061334c"/>
    </style:style>
    <style:style style:name="T63" style:family="text">
      <style:text-properties officeooo:rsid="00688cf8"/>
    </style:style>
    <style:style style:name="T64" style:family="text">
      <style:text-properties officeooo:rsid="006f1b2a"/>
    </style:style>
    <style:style style:name="T65" style:family="text">
      <style:text-properties officeooo:rsid="00703421"/>
    </style:style>
    <style:style style:name="T66" style:family="text">
      <style:text-properties officeooo:rsid="00736489"/>
    </style:style>
    <style:style style:name="T67" style:family="text">
      <style:text-properties officeooo:rsid="0077f336"/>
    </style:style>
    <style:style style:name="T68" style:family="text">
      <style:text-properties officeooo:rsid="007b715f"/>
    </style:style>
    <style:style style:name="T69" style:family="text">
      <style:text-properties fo:font-size="7pt" officeooo:rsid="002eeb9d" style:font-size-asian="7pt" style:font-name-complex="Guttman Vilna1" style:font-size-complex="7pt"/>
    </style:style>
    <style:style style:name="T70" style:family="text">
      <style:text-properties fo:font-size="7pt" style:font-size-asian="7pt" style:font-size-complex="9pt"/>
    </style:style>
    <style:style style:name="T71" style:family="text">
      <style:text-properties fo:font-size="7pt" officeooo:rsid="007d631a" style:font-size-asian="7pt" style:font-name-complex="Guttman Rashi" style:font-size-complex="7pt"/>
    </style:style>
    <style:style style:name="T72" style:family="text">
      <style:text-properties officeooo:rsid="007f2c16"/>
    </style:style>
    <style:style style:name="T73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ספר</text:p>
      <text:p text:style-name="P1"/>
      <text:p text:style-name="P6">מצהלו<text:span text:style-name="T1">ת</text:span> חתני<text:span text:style-name="T2">ם</text:span>.</text:p>
      <text:p text:style-name="P3">__________________</text:p>
      <text:p text:style-name="P47"/>
      <text:p text:style-name="P7">והוא <text:s/>קונטרס קטן.</text:p>
      <text:p text:style-name="P9"/>
      <text:p text:style-name="P3">מעט הכמות ורב האיכות.</text:p>
      <text:p text:style-name="P10"><draw:frame draw:style-name="fr1" draw:name="תמונה1" text:anchor-type="paragraph" svg:x="2.171cm" svg:y="0.161cm" svg:width="2.436cm" svg:height="0.464cm" draw:z-index="0"><draw:image xlink:href="Pictures/10000000000000FC00000030536DEEFE5CADD29C.png" xlink:type="simple" xlink:show="embed" xlink:actuate="onLoad" loext:mime-type="image/png"/></draw:frame></text:p>
      <text:p text:style-name="P10"/>
      <text:p text:style-name="P44">בו כל דיני אירוסין ונישואין בשל<text:span text:style-name="T47">י</text:span>מות. ודיני שבע ברכות.</text:p>
      <text:p text:style-name="P44">ופי’ על שבע ברכות. בו תמצא טעם על כל מנהגים</text:p>
      <text:p text:style-name="P44">שנוהגים <text:span text:style-name="T48">קודם</text:span> החופה. ותחת החופה. ואחר החופה.</text:p>
      <text:p text:style-name="P44">בו יבואר מעלת החתן אם נושא אשה לש"ש ועונש המבטל</text:p>
      <text:p text:style-name="P44">מצות פ"ו. ומעלת השושבינין. ודיני תענית חתן וכלה ביום</text:p>
      <text:p text:style-name="P44">חופתם. ובאיזה ימים אינם צריכין להתענות. ודין שאין</text:p>
      <text:p text:style-name="P44">אומרים תחינה בבי"הכנ שהחתן בו. ועד מתי נקראים</text:p>
      <text:p text:style-name="P44">ז’ ימי המשתה. ודין בעילת מצוה וברכתה. ותוכחת מוסר</text:p>
      <text:p text:style-name="P44">להחתן ולכל אנשי הסעודה. ובאיזה ימים אסור לעשות</text:p>
      <text:p text:style-name="P45">נישואין:</text:p>
      <text:p text:style-name="P4">___________</text:p>
      <text:p text:style-name="P11"/>
      <text:p text:style-name="P12">כל <text:s/>אלה נאספו מספרי גדולי אנשי השם וחוברו ע"י הרב כו’</text:p>
      <text:p text:style-name="P12">חכם נבון ושלום כבוד זכרו ושמו נודע דור לדור ע"י חבוריו</text:p>
      <text:p text:style-name="P11">המפורסמים:</text:p>
      <text:p text:style-name="P5">________________________________________</text:p>
      <text:p text:style-name="P48"><text:span text:style-name="T3">יאהאנניסבור</text:span><text:span text:style-name="T4">ג.</text:span></text:p>
      <text:p text:style-name="P8"><text:soft-page-break/></text:p>
      <text:p text:style-name="P13"/>
      <text:p text:style-name="P13">דיני הזכרות נשמות ואב הרחמים כשיש חתן בבה"כ</text:p>
      <text:p text:style-name="P13"/>
      <text:p text:style-name="P49"><text:span text:style-name="T6">חיוב</text:span> <text:span text:style-name="T19">אחד יש לקרותו קודם לאחרים. ומי שנשא בתולה</text:span></text:p>
      <text:p text:style-name="P15"><text:span text:style-name="T21"><text:s/></text:span><text:span text:style-name="T19">קודם לנושא אלמנה. ואלמנה לחלוצה וגרוש</text:span><text:span text:style-name="T23">ה</text:span><text:span text:style-name="T19">:</text:span></text:p>
      <text:p text:style-name="P14"><text:span text:style-name="T5">אם</text:span> <text:span text:style-name="T19">יש שני חיובים שוים. יש לילך אחר ידיעתם בתורה.</text:span></text:p>
      <text:p text:style-name="P26"><text:s text:c="3"/>ואם שניהם ת"ח ת"ח בעל הוראה קודם לת"ח מפולפל</text:p>
      <text:p text:style-name="P27">ואינו בעל הוראה:</text:p>
      <text:p text:style-name="P13"/>
      <text:p text:style-name="P18"><text:span text:style-name="T5">המנהג</text:span> <text:span text:style-name="T19">להזכיר נשמות בכל ב’ וה’. מלבד הימים שאין אומרים</text:span></text:p>
      <text:p text:style-name="P18"><text:span text:style-name="T46"><text:s text:c="3"/></text:span><text:span text:style-name="T19"><text:s/>בהם תחנון. כגון ר"ח. חנוכה. פורים גדול</text:span></text:p>
      <text:p text:style-name="P24">ופורים קטן. וכל חדש ניסן ול"ג בעומר. ומתחלת סיון עד</text:p>
      <text:p text:style-name="P24">אחר אסרו חג ויש מוסיפין עד י"ג בסיון. וערב ר"ה. וימים</text:p>
      <text:p text:style-name="P24">שבין יוה"כ לסוכות. ואסרו חג סוכות. ויש מוסיפין <text:span text:style-name="T49">אחר ר"ח</text:span></text:p>
      <text:p text:style-name="P28">חשוון. וט"ו בשב<text:span text:style-name="T50">ט</text:span>. וט"ו באב. ותשעה באב. ויש מוסיפין ג"כ</text:p>
      <text:p text:style-name="P24">פסחא זעירא שהוא י"ד אייר. וכן אם יש מילה או חתן בבה"כ</text:p>
      <text:p text:style-name="P24">הימים הללו אם חל אחד מהם בב וה’ אין מזכירין בהם נשמות:</text:p>
      <text:p text:style-name="P17"/>
      <text:p text:style-name="P18"><text:span text:style-name="T5">בשבת</text:span> <text:span text:style-name="T19">שמזכירין בו נשמות אומרים אח"כ אב הרחמים.</text:span></text:p>
      <text:p text:style-name="P18"><text:span text:style-name="T22"><text:s text:c="2"/></text:span><text:span text:style-name="T19"><text:s/></text:span><text:span text:style-name="T20"><text:s text:c="2"/></text:span><text:span text:style-name="T19"><text:s/>ובשבתות שאין מזכירין נשמות כמו שנתבאר אין</text:span></text:p>
      <text:p text:style-name="P24">אומרים אב הרחמים ג"כ רק בימי הספירה דהיינו מן אחר</text:p>
      <text:p text:style-name="P24">הפסח עד חג השבועות שאומרים אב הרחמים בכל השבתות</text:p>
      <text:p text:style-name="P24">שבינתיים אפילו בשבתות שמברכין בהם חודש אייר וחודש סיון</text:p>
      <text:p text:style-name="P24">ואפילו יש מילה או <text:span text:style-name="T51">חתונה</text:span> בשבתות אלו אומרים אב הרחמים.</text:p>
      <text:p text:style-name="P24">ואם ר"ח אייר חל בשבת אין אומרי’ אב הרחמי’ (שערי אפרים):</text:p>
      <text:p text:style-name="P46"/>
      <text:p text:style-name="P25">_________________________________________________________</text:p>
      <text:p text:style-name="P24"/>
      <text:p text:style-name="P24"/>
      <text:p text:style-name="P24"/>
      <text:p text:style-name="P62"><text:soft-page-break/>) 1 (</text:p>
      <text:p text:style-name="P62"/>
      <text:p text:style-name="P62">גודל העונש אם יהודי אינו נושא אשה</text:p>
      <text:p text:style-name="P61"/>
      <text:p text:style-name="P51"><text:span text:style-name="T7">הנה</text:span> <text:span text:style-name="T24">ראשית והתחלת בריאת האדם היתה זכר ונקבה.</text:span></text:p>
      <text:p text:style-name="P19"><text:span text:style-name="T19"><text:s text:c="5"/></text:span><text:span text:style-name="T26">כ</text:span><text:span text:style-name="T19">י מעט זה שהיה אדם לבדו כנודע. ומיד ויאמר ה’</text:span></text:p>
      <text:p text:style-name="P32">לא טוב היות אדם לבדו אעשה לו עזר כנגדו. וזו היא מצוה</text:p>
      <text:p text:style-name="P32">ראשונה שבתורה פריה ורביה וכפולה היא בתורה כנודע.</text:p>
      <text:p text:style-name="P32">וע"כ יעזוב איש את אביו ואת אמו ודבק באשתו והיה</text:p>
      <text:p text:style-name="P73"><text:s/>לבשר אחד:</text:p>
      <text:p text:style-name="P52"><text:span text:style-name="T8">וגודל</text:span> <text:span text:style-name="T25">העונש מי שלא נשא אש</text:span><text:span text:style-name="T31">ה</text:span><text:span text:style-name="T25"> בזמנו ידוע במאמר חז"ל</text:span></text:p>
      <text:p text:style-name="P20"><text:span text:style-name="T25"><text:s text:c="4"/>ע</text:span><text:span text:style-name="T19">ד עשרים שנה הקב"ה מצפה שמא ישא אשה.</text:span></text:p>
      <text:p text:style-name="P74">מעשרים שנה ואילך אמר הקב”ה תיפחנה עצמותיו ")</text:p>
      <text:p text:style-name="P53"><text:span text:style-name="T9">ומצוה</text:span> <text:span text:style-name="T27">מן המובחר ליקח אשה כשהוא בן י"ח שנה כלישנא</text:span></text:p>
      <text:p text:style-name="P33"><text:s text:c="4"/>דמתניתא בן שמונה עשרה לחופה. ואע"ג דכל</text:p>
      <text:p text:style-name="P34">המצוות מחוייב לקיים משנת י"ג מצוה זו חייבוהו חכמים משנת</text:p>
      <text:p text:style-name="P29">י"ח לפי שצריך ללמוד קודם וכמו שאמרו באבות סוף פ"ה בן</text:p>
      <text:p text:style-name="P29">חמש עשרה לתלמוד. וכל מי שאינו עוסק בפ"ו כאלו שופך</text:p>
      <text:p text:style-name="P29">דמים וכאלו ממעט הדמות. וגורם לשכינה שתסתלק מישראל</text:p>
      <text:p text:style-name="P29">כדאי’ במסכת יבמות. ואמרו חז"ל בב"ר פ’ י"ז תני רבי יעקב</text:p>
      <text:p text:style-name="P29">כל מי שאין לו אשה שרוי בלא טובה. בלא עזר (כדגרסינן בפ’</text:p>
      <text:p text:style-name="P21"><text:span text:style-name="T19">הבע"י במה אשה עוזרתו לאדם. מביא חטי</text:span><text:span text:style-name="T28">ם</text:span><text:span text:style-name="T19"> חטים כוסם</text:span></text:p>
      <text:p text:style-name="P21"><text:span text:style-name="T19">פשתן פשתן לובש. ל</text:span><text:span text:style-name="T29">א</text:span><text:span text:style-name="T19"> נמצאת מאירה </text:span><text:span text:style-name="T28">ע</text:span><text:span text:style-name="T19">יניו ומעמידתו על</text:span></text:p>
      <text:p text:style-name="P29">רגליו) בלא שמחה (דשמחת לבב אשה) בלא ברכה (שבשבילה</text:p>
      <text:p text:style-name="P29">הבית מתברך כי איש ואשה שכינה ביניהם. וגם זה לפי</text:p>
      <text:p text:style-name="P30">הטבע שהיא משתדלת בצרכי ביתה) בלא כפרה (וכגרסינן</text:p>
      <text:p text:style-name="P30">בפרק הבא על יבמתו א"ר חגא בר חנינא כיון שנושא אשה</text:p>
      <text:p text:style-name="P30">עונותיו מתפקקים) רבי סימון בשם רבי יודא בן לוי אמר</text:p>
      <text:p text:style-name="P30">אף בלא שלום שנאמר ואתה שלום וביתך שלום. רבי חייא בר</text:p>
      <text:p text:style-name="P30">גמדי אמר אף אינו אדם שלם שנאמר ויברך אותם ויקרא את</text:p>
      <text:p text:style-name="P30">שמם אדם. שניהם כאחד קרויים אדם. רבי יהושע דסכנין</text:p>
      <text:p text:style-name="P30">בשם רבי לוי אמר אף בלא חיים שנאמר (קהלת ט’) ראה</text:p>
      <text:p text:style-name="P30">חיים עם האשה אשר אהבת (דעל ידה מאריך ימים וחיים</text:p>
      <text:p text:style-name="P30">יותר). וכ"ש כשהיא נאה כדאמרינן ג’ דברים מאריכים ימיו</text:p>
      <text:p text:style-name="P76">___________________<text:tab/><text:tab/> <text:s text:c="26"/>של <text:s text:c="13"/></text:p>
      <text:p text:style-name="P31"><text:s/></text:p>
      <text:p text:style-name="P101">"<text:span text:style-name="T53">) (</text:span><text:span text:style-name="T52">תפחנה עצמותיו</text:span><text:span text:style-name="T53">) קידושין דף כ"ט </text:span><text:span text:style-name="T56">•</text:span><text:span text:style-name="T53"> משום דכתיב אצל אשה</text:span></text:p>
      <text:p text:style-name="P104">(בראשי’ ב) זאת הפעם עצם מעצ<text:span text:style-name="T57">מ</text:span>י <text:span text:style-name="T55">•</text:span> והוא אינו רוצה אותה ולהחזיק בעצם</text:p>
      <text:p text:style-name="P104">שלו <text:span text:style-name="T54">•</text:span> ע"כ אמר הקב"ה תפחנה עצמותיו מדה כנגד מדה (דרישה):</text:p>
      <text:p text:style-name="P63"><text:soft-page-break/>) <text:span text:style-name="T58">2</text:span> (</text:p>
      <text:p text:style-name="P95"/>
      <text:p text:style-name="P79">של אדם אשה נאה כו’ יפ"ת). וי"א אף ממעט את הדמות</text:p>
      <text:p text:style-name="P79">(שאינו מוליד בנים שנבראי’ בדמותו וצלמו שנאמ’ בצלמנו כדמותינו:</text:p>
      <text:p text:style-name="P68"/>
      <text:p text:style-name="P67">מעלת החתן אם נושא אשה לש"ש</text:p>
      <text:p text:style-name="P72"/>
      <text:p text:style-name="P50"><text:span text:style-name="T10">אמרו</text:span> <text:span text:style-name="T30">חז"ל כי החתן נקרא ") מלך. והלוא כמו זר נחשב.</text:span></text:p>
      <text:p text:style-name="P22"><text:span text:style-name="T30"><text:s text:c="4"/>כ</text:span><text:span text:style-name="T19">י מה מלכות יערכו לו. גם כי יהיה שורר בביתו.</text:span></text:p>
      <text:p text:style-name="P75"><text:span text:style-name="T59">לא ע"י כן הגיע למלכות:</text:span> </text:p>
      <text:p text:style-name="P54"><text:span text:style-name="T11">אך</text:span> <text:span text:style-name="T32">אחשבה כי הלא זה הדבר אשר </text:span><text:span text:style-name="T34">יד</text:span><text:span text:style-name="T32">ענו מרז”ל כי <text:s/>הנושא</text:span></text:p>
      <text:p text:style-name="P35"><text:s text:c="3"/>אשה ומה גם אם הוא לשם שמי’ מוחלין לו על כל עונותיו</text:p>
      <text:p text:style-name="P35">כאשר למדו חז”ל מפסוק ויקח את מחלת וגו’. עוד ידענו</text:p>
      <text:p text:style-name="P35">מרז”ל כי בכל מצוה שאדם עושה בורא מלאך פרקליט. והנה</text:p>
      <text:p text:style-name="P36">אפילו רקנין שבישראל מלאים מצות כרמון. נמצא כי גדוד</text:p>
      <text:p text:style-name="P37">יגודנו לכל איש כמוך. אך לא מלך יקרא כל עוד שלעומתם</text:p>
      <text:p text:style-name="P37">יהי’ לו כמה עבירות אשר בכל אחד מהם ברא משחית מחבל</text:p>
      <text:p text:style-name="P37">אשר עונותיו ילכדונו ויסירו ממנו אדר מלכות. כי יהי’ מערכה</text:p>
      <text:p text:style-name="P37">מול מערה. לכן כאשר יקח איש אשה לשם שמים אשר אז</text:p>
      <text:p text:style-name="P37">עונותיו נמחלים. שהוא כי יתן אל לבו יום המיתה כי על כן</text:p>
      <text:p text:style-name="P37">לורח אשה ויהיה קיים במין. וישוב בתשובה. אז מלך</text:p>
      <text:p text:style-name="P37">יקרא באמת. כי באמת כי מערכת משחיתין שלו נדדו הלכו.</text:p>
      <text:p text:style-name="P37">וחיל מלאכיו אשר ברא מזכויותיו עומדים לפניו. הלא זה יעשה</text:p>
      <text:p text:style-name="P37">מלוכה כי רב חילו אל חא לכל דם יקרה זה כי אם לאשר</text:p>
      <text:p text:style-name="P37">זכה לוקח אשה בלי פניה. רק לעשות מצות ה’ ברה (אלשיך</text:p>
      <text:p text:style-name="P16"><text:span text:style-name="T33">תהלים מזמור מ”ה)</text:span><text:span text:style-name="T30">:</text:span></text:p>
      <text:p text:style-name="P55"><text:span text:style-name="T12">ובפד"א</text:span> <text:span text:style-name="T34">פ’ ט"ז אי’ החתן דומה למלך. מה אמלך אינו</text:span></text:p>
      <text:p text:style-name="P38"><text:tab/>יוצא לשוק לשוק לבדו (משום כבוד) כך החתן אינו</text:p>
      <text:p text:style-name="P38">יוצא לשוק לבדו. מה המלך לובש בגדי כבוד כך החתן לובש</text:p>
      <text:p text:style-name="P38">בגדי כבוד וכמ"ש (ישעי’ ס"א) כחתן יכהן פאר וגו’ ולשון</text:p>
      <text:p text:style-name="P38">יכהן הוא כבגדי כהונה שנאמר בהם לכבוד ולתפארת) כל</text:p>
      <text:p text:style-name="P38">שבעת ימי המשתה. מה המלך מקלסין אותו הכל כך החתן</text:p>
      <text:p text:style-name="P38">מקלסין אותו כל שבעת ימי המשתה (כמ"ש קול חתן וקול</text:p>
      <text:p text:style-name="P38">כלה. שנראה פירושו שבתוך קולות של ששון ושמחה שאמר</text:p>
      <text:p text:style-name="P38">תחלה. נשמע שמזכירים בקולם שם חתן וכלה שמשבחין</text:p>
      <text:p text:style-name="P77">___________________<text:tab/><text:tab/> <text:s text:c="24"/><text:span text:style-name="T60">ומקלסין</text:span> <text:s text:c="13"/></text:p>
      <text:p text:style-name="P99"/>
      <text:p text:style-name="P102">"<text:span text:style-name="T53">) פי’ שכל העם מכבדין ומחבבין את מלכם. כך מרעים ושושבינים של</text:span></text:p>
      <text:p text:style-name="P105">החתן מכבדין ומחבבין את החתן בכל מיני כבוד שמחה:</text:p>
      <text:p text:style-name="P64"><text:soft-page-break/>) <text:span text:style-name="T61">3</text:span> (</text:p>
      <text:p text:style-name="P96"/>
      <text:p text:style-name="P80">ומקלסין אותן) מה מה המלך פניו מאירות כאור החמה וכמ"ש</text:p>
      <text:p text:style-name="P80">(משלי ט"ז) באור פני מלך וגו’ וכתיב (תהלים כ"א) הוד והדר</text:p>
      <text:p text:style-name="P80">תשוה עליו. וכתיב (ד"ה א’ כ"ט. ודניאל י"א) הוד מלכות.</text:p>
      <text:p text:style-name="P80">ומ"ש כאור החמה הוא כמ"ש (תהלים פ"ט) וכסאו כשמש</text:p>
      <text:p text:style-name="P80">נגדי) כך החתן פניו מאירות כאור החמה שנאמר (תהלים</text:p>
      <text:p text:style-name="P80">י"ט) והוא כחתן יוצא מחופתו <text:span text:style-name="T62">(והרי זה בא ללמד מחתן על</text:span></text:p>
      <text:p text:style-name="P81">השמש. ונמצא למד על חתן עצמו שדומה לחמה שמחמת</text:p>
      <text:p text:style-name="P82">שמחתו ונחת רוח פניו מאירות):</text:p>
      <text:p text:style-name="P56"><text:span text:style-name="T13">משנתנה</text:span> <text:span text:style-name="T35">תורה נצטוו ישראל שאם ירצה איש להיות</text:span></text:p>
      <text:p text:style-name="P39"><text:tab/> נושא אשה שיקדש אטתה לו תחלה בפני עדים.</text:p>
      <text:p text:style-name="P39">ואח"כ. תהיה לו לאשה. ומצות עשה של תורה שיקח איש</text:p>
      <text:p text:style-name="P39">אשה שתהיה מיוחדת לו לאשה לפרות ולרבות. ותהיה כוונתו</text:p>
      <text:p text:style-name="P40">במה לקיום המין. לא להנאת עצמו. והטלד משלה דברים</text:p>
      <text:p text:style-name="P40">האשה נקנית אליו. בכסף בשטר ובביאה. ואחר שנאסרה</text:p>
      <text:p text:style-name="P40">לכל זולתו. כהקדש. ואם ירצה לגרשה. צריכה גט. <text:s/>שהרי</text:p>
      <text:p text:style-name="P40">היא אשת איש גמורה. ונהגו כל ישראל לקדש בכסף ולא</text:p>
      <text:p text:style-name="P41">באחד משני דרכים אחרים. ואין מקדשים בביאה. והמקדש</text:p>
      <text:p text:style-name="P23"><text:span text:style-name="T19">בביאה מכין אותו מכות מר</text:span><text:span text:style-name="T36">ד</text:span><text:span text:style-name="T19">ות אע"פ שקדושיו גמורים.</text:span></text:p>
      <text:p text:style-name="P40">ןבזמן חכמי התלמוד ע"ה הי’ מקדשין מיד כששדכו. ולא היו</text:p>
      <text:p text:style-name="P40">נושאין עד אחר זמן. והאידנא אין נוהגים ליארס אלא בשעת</text:p>
      <text:p text:style-name="P40">חופה. ומברכין ברכת אירוסין וברכת נישואין יחד זה אחר</text:p>
      <text:p text:style-name="P40">זה. וצריך כוס לכל אחד ואחד כמו שכתב הטור א"ה סי’ ס"ב.</text:p>
      <text:p text:style-name="P42">וכתב בנחלת שבעה הא דברכת נישואין לא סגי בלא כוס.</text:p>
      <text:p text:style-name="P42">הטעם משום שאם אינו שייך לברכת חתנים. ואנו בעינן ז’</text:p>
      <text:p text:style-name="P42">ברכות תחת החופה. לא סגי בשש. דהא אי’ בטור א"ח סימן</text:p>
      <text:p text:style-name="P42">ץע"א בשם הירושלמי כל האוכל מצה בע"פ כאלו בועל ארוסתו</text:p>
      <text:p text:style-name="P42">בבית חמיו. ומפרש הטעם כהגהות מהררא"ט משום דגם</text:p>
      <text:p text:style-name="P42">מצה תריך ז’ ברכות. אבל ברכת אירוסין ס"ל כמה פוסקים</text:p>
      <text:p text:style-name="P42">שאין תריך כוס. אך עכשו שאנו מקדשים תחת החופה וברכת</text:p>
      <text:p text:style-name="P42">נישואין לא סגי בלא כוס. יך ען מברכין גם ברכת אירוסין</text:p>
      <text:p text:style-name="P42">על כוס. אבל באמת אם הוא שעת הדחק שאיו לוקח רק כוס</text:p>
      <text:p text:style-name="P42">אחד צריך להחזיקו לברכת נישואין ולברך ברכת אירוסין בלר</text:p>
      <text:p text:style-name="P42">כוס. אכן בכל בו כתב ובאשרי פ"ק דכתובות דאם אין לו יין</text:p>
      <text:p text:style-name="P43">מצוי <text:s text:c="8"/></text:p>
      <text:p text:style-name="P43"/>
      <text:p text:style-name="P43"/>
      <text:p text:style-name="P65"><text:soft-page-break/>) <text:span text:style-name="T63">4</text:span> (</text:p>
      <text:p text:style-name="P97"/>
      <text:p text:style-name="P83">מצוי לב’ הכוסות יכול לברף ברכת אירוסין ונשואין על כוס</text:p>
      <text:p text:style-name="P83">אחד. שמאחר שאפשר לברך שניהם על כוס אחד למה לא</text:p>
      <text:p text:style-name="P83">יברך גם ברכת אירוסין על כוס. דהא אין צריך לטרוח יותר</text:p>
      <text:p text:style-name="P84">בשביל זה עכ"ל של הנחלת שבעה:</text:p>
      <text:p text:style-name="P57"><text:span text:style-name="T14">החופה</text:span> <text:span text:style-name="T37">הוא שחופפין אותו בטלית או בסודר ומעניסין</text:span></text:p>
      <text:p text:style-name="P86"><text:tab/>אותם תחתיו וזהו נקרא נשואין. ועוד שכל</text:p>
      <text:p text:style-name="P86">המנהגין של חתן וכלה אנו למדין ממתן תורה שלשם היה</text:p>
      <text:p text:style-name="P86">מראה עצמו עחתן נגד כלה שהם ישראל כמו שכתב התשב"ץ</text:p>
      <text:p text:style-name="P86">סי’ תס"ו. ולכך מכניסין אותה תחת החופה כויתיצבו בתחתית</text:p>
      <text:p text:style-name="P69"><text:span text:style-name="T19">ההר. וביש מקומות עושין החופה</text:span><text:span text:style-name="T30"> ")</text:span><text:span text:style-name="T19"> בטלית. והרמז כי יקח</text:span></text:p>
      <text:p text:style-name="P86">איש אשה וסמיך ליה גדילים תעשה לך. ונוהגים לעשות החופה</text:p>
      <text:p text:style-name="P86">תחת השמים לסימן טוב שיהיה זרעם ככוכבי השמים לרוב:</text:p>
      <text:p text:style-name="P58"><text:span text:style-name="T15">כתב</text:span> <text:span text:style-name="T38">בהגהות סמ"ק בהלכות חול המועד יש נזהרים שלא</text:span></text:p>
      <text:p text:style-name="P87"><text:s text:c="3"/>לעשות שני חופות ביום אחד משום דאמרינן שלא</text:p>
      <text:p text:style-name="P70"><text:span text:style-name="T19">לערב שמחה בשמחה. </text:span><text:span text:style-name="T39">בירושלמי מפיק הא בשלא לערב כו’</text:span></text:p>
      <text:p text:style-name="P88">מיעקב אבינו ע"ה דאמר ליה לבן מלא שבוע זאת. מיהו לא</text:p>
      <text:p text:style-name="P71"><text:span text:style-name="T19">דמי ד</text:span><text:span text:style-name="T40">ה</text:span><text:span text:style-name="T19">תם שתי שמחות לאדם אחד כו’ </text:span><text:span text:style-name="T40">אבל שני חופות יתום או יתומות עם</text:span></text:p>
      <text:p text:style-name="P89">חופת אחד מבניו הכל ביום אחד. אך משתי אחיות פי’ בספר</text:p>
      <text:p text:style-name="P89">חסידים שאין לעשות בשבוע אחד. וכן היו הראשונים נזהרים</text:p>
      <text:p text:style-name="P89">אפילו בנכריים שני חופות ביום אחד היכא שהאחת מגונה</text:p>
      <text:p text:style-name="P89">מחברתה משום איבה מרדכי פ”ק דמועד קטן. וכן אגודה (מט"מ)</text:p>
      <text:p text:style-name="P59"><text:span text:style-name="T16">מצינו</text:span><text:span text:style-name="T38"> </text:span><text:span text:style-name="T41">להקב"ה שהוא אדון כל העולם ויצר את האדם</text:span></text:p>
      <text:p text:style-name="P90">צטחם התקין לו חופתו עם חוה כלתו. ושמח לאדם</text:p>
      <text:p text:style-name="P90">הראשון בחופתו ושלח לו מלאכי השרת שיהיו שושביניו לגמול</text:p>
      <text:p text:style-name="P90">חסד עמו. וכדאי’ סס"ר אמר רבי יודא בר סימון מיכאל</text:p>
      <text:p text:style-name="P90">וגבריאל היו שושביניו של אדם הראשון. והקב"ה ברכם ברכת</text:p>
      <text:p text:style-name="P90">חתנים. וכדאי’ ג"כ בפדר"א פרק י"ב שהיו המלאכים מחופפים</text:p>
      <text:p text:style-name="P90">ומרקדים כנקבות. ואם זה עשה הקב"ה עם בריותיו. מכ"ש</text:p>
      <text:p text:style-name="P78">___________________<text:tab/><text:tab/> <text:s text:c="24"/><text:span text:style-name="T64">שבני</text:span> <text:s text:c="13"/></text:p>
      <text:p text:style-name="P100"/>
      <text:p text:style-name="P103">"<text:span text:style-name="T53">) עיין בא"ח סימן ח’ בבאר היטב ס"ק י"ח בנקטן שנוהגים</text:span></text:p>
      <text:p text:style-name="P106">שמשליכין טלית בעת חתונתם צריך החתן לברך על הטלית ברכת ציצית</text:p>
      <text:p text:style-name="P106">(ע"ח ושכה"ג) ובגינת ורדים חולק ע"ז וכתב דמאחר דהטלית כו’ אין</text:p>
      <text:p text:style-name="P106">צריך לברך • ורבים מסכימים לברך • ולכן לצטת כל הדעות יטול</text:p>
      <text:p text:style-name="P107"><text:s text:c="12"/>טלית שאולה:</text:p>
      <text:p text:style-name="P107"/>
      <text:p text:style-name="P107"/>
      <text:p text:style-name="P107"/>
      <text:p text:style-name="P66"><text:soft-page-break/>) <text:span text:style-name="T65">5</text:span> (</text:p>
      <text:p text:style-name="P98"/>
      <text:p text:style-name="P94">שבני אדם חייבים <text:span text:style-name="T66">לגמול חסד זה עם זה. וילמוד ממדת</text:span></text:p>
      <text:p text:style-name="P92">בוראו. ואם ירגיל במידותיו נמתא שמתדבק בשכינה. ומי</text:p>
      <text:p text:style-name="P85">שהולך אחר מדותיו והולך בדרכיו עליו נאמר אשרי כל ירא ה’</text:p>
      <text:p text:style-name="P85">ההולך בדרכיו יגיע כפיך כי תאכל. ר"ל כי תאכל בסעודת</text:p>
      <text:p text:style-name="P85">חתן ותאכל ביגיעת פשך כלומר שתהיה מפח לפניו. אז</text:p>
      <text:p text:style-name="P85">אשריך שתקבל שכר. וטוב לך פי’ תזכה לתור שנקראת טוב.</text:p>
      <text:p text:style-name="P85">כדאמר ריב"ל בפ"ק דברכות שאם משמחו זוכה לתורה שנתנה</text:p>
      <text:p text:style-name="P85">בה’ קולות. ואמר הכתוב שבשעה שמרקד ומטפח לפניו יש</text:p>
      <text:p text:style-name="P85">לשבח ולומר אשתך כגפן. מה גפן פריו לברכה אף אשתך</text:p>
      <text:p text:style-name="P85">פריה לברכה. בירכתי ביתך שתהא צנועה ולא תהא יצאנית.</text:p>
      <text:p text:style-name="P85">וזהו שבח האשה שנאמ’ כל כבודה בת מלך פנימה. בניך כשתלי זתים.</text:p>
      <text:p text:style-name="P85">והמשילם לזתים מפני שאין לך אילן שאינו מקבל הרכבה חוץ</text:p>
      <text:p text:style-name="P85">מילו זית שאינו מקבל הרכבה כלל. וכן הבנים בני אביהם</text:p>
      <text:p text:style-name="P91">שהרי אמם צנועה בירכתי הבית <text:span text:style-name="T67">לא נזזקקה כי אם לבעלה.</text:span></text:p>
      <text:p text:style-name="P92">ועוד המשילם לזתים לכוונה אחרת. והוא שהזית נושא פריו</text:p>
      <text:p text:style-name="P92">לתשעה חדשים. וכן האשה הזאת בשכר צניעותה אינה מפלת</text:p>
      <text:p text:style-name="P92">אבל תלד בניה לתשעה חדשים. סביב לשלחניך שלא יהיו</text:p>
      <text:p text:style-name="P92">מריכים לבריות אלא סומכין על שולחן אביהם. הנה כי כן</text:p>
      <text:p text:style-name="P92">יבורך גבר ירא ה’ כלומר הנה כי כן יבורך הכלה חםני החתן</text:p>
      <text:p text:style-name="P92">אותו גבר ירא ה’ הנזכר אשרי כל ירא ה’ ההולך בדרכיו.</text:p>
      <text:p text:style-name="P92">יברכך י"י מציון פי’ לכן יזכה שיהא מבורך מהשם יתב’ המשרה</text:p>
      <text:p text:style-name="P92">שכינתו בציון. וראה בטוב ירושלים. וראה בנים לבניך בשכר</text:p>
      <text:p text:style-name="P92">שהוא משמחו שיהי’ לו בנים כשתילי זתים יזכה הוא לראות</text:p>
      <text:p text:style-name="P92">בנים ובני בנים. שלום על ישראל שבזכות שהוא משמח חתן</text:p>
      <text:p text:style-name="P92">וכלה וגורם שלום ביניהם יזכה לשמחה שעתיד הקב"ה</text:p>
      <text:p text:style-name="P92">לשמח את ישראל בזמן הנחמה כשמחץ חץן עם הכלה כמו</text:p>
      <text:p text:style-name="P92">שנאמר וכמשוש חתן על הכלה ישיש עליך אלהיך ואז יהיה</text:p>
      <text:p text:style-name="P92">שלום על ישראל. כי בעבור גמילות חסד הקב"ה נותן צדקה</text:p>
      <text:p text:style-name="P93">ושלום בארץ שנאמר חסד ואמת נפגשו אמת ושלום נשקו:</text:p>
      <text:p text:style-name="P60"><text:span text:style-name="T17">ולכן</text:span> <text:span text:style-name="T42">כשמוליכין החתן להכניסו לחופה אזי ב’ שושבינים</text:span></text:p>
      <text:p text:style-name="P92"><text:s text:c="3"/>מוליכים אותו. אחד מימין ואחד משמאל ויש מקומות</text:p>
      <text:p text:style-name="P92">שנוהגים שכל השייכים בה נושאים נרות הרבה לפניו. וביש</text:p>
      <text:p text:style-name="P92">מקומות זורקין נרות דולקות כמו שכתב התשב"ץ. רמז למתן</text:p>
      <text:p text:style-name="P92">תורה שנאמר ויהי קולות וברקים. וביש מקומות אין המנהג</text:p>
      <text:p text:style-name="P92">בזה רק השני שושבינים כ<text:span text:style-name="T68">ל</text:span> אחד יש לו נר אחד בידו. ונראה</text:p>
      <text:p text:style-name="P109">לי <text:s text:c="8"/></text:p>
      <text:p text:style-name="P112"><text:soft-page-break/>) <text:span text:style-name="T68">6</text:span> (</text:p>
      <text:p text:style-name="P113"/>
      <text:p text:style-name="P110">לי הטעם לשני נרות אלו. כי לאשה יש לה רנ"ב איברים</text:p>
      <text:p text:style-name="P110">ולאיש רמ"ח. ובדיבוק איש ואשה הם ת"ק שני פעמים נר.</text:p>
      <text:p text:style-name="P110">לכן נושאין שתי נרות לפניהם לרמוז לזיווג איש ואשה. ועוד</text:p>
      <text:p text:style-name="P110">טעם ששני פעמים נר בגמטריא פרו ורבו. הוא סימן שיהיו</text:p>
      <text:p text:style-name="P111">פרין ורבין:</text:p>
      <text:p text:style-name="P121"><text:span text:style-name="T18">ומתעטפין</text:span> <text:span text:style-name="T43">החתן בטלית לבנה כדי לקיים בכל עת יהיו</text:span></text:p>
      <text:p text:style-name="P114"><text:span text:style-name="T43"><text:tab/> בגדיך לבנים. כן כתב הכל בו סימן ע"ה.</text:span></text:p>
      <text:p text:style-name="P116"><text:span text:style-name="T19">ומטעם זה מלבישין אותו הקיטול בשעת כניסות חופה. ולי</text:span></text:p>
      <text:p text:style-name="P116"><text:span text:style-name="T19">נראה הטעם למנהג זה על דרך דאי’ במדרש שלשה מוחלין</text:span></text:p>
      <text:p text:style-name="P116"><text:span text:style-name="T19">להם עונותיהם מלך נשיא וחתן. ומאחר שנמחל עונותיו לכן</text:span></text:p>
      <text:p text:style-name="P116"><text:span text:style-name="T19">הוא לבוש קיטיל להראות הסליחה על דרך אם יהי’ חטאיכם</text:span></text:p>
      <text:p text:style-name="P117"><text:span text:style-name="T19">כשנים כשלג ילבינו (מט"מ):</text:span></text:p>
      <text:p text:style-name="P121"><text:span text:style-name="T18">משימין</text:span> <text:span text:style-name="T43">אפר מקלה על ראש החתן כדאי’ בפרק חזקת</text:span></text:p>
      <text:p text:style-name="P116"><text:span text:style-name="T19"><text:tab/>הבתים אם אשכחך ירושלים וגו’ אם לא אעלה</text:span></text:p>
      <text:p text:style-name="P116"><text:span text:style-name="T19">אותך על ראש שמחתי. מאי על ראש שמחתי. אמר רבי</text:span></text:p>
      <text:p text:style-name="P116"><text:span text:style-name="T19">יצחק זו אפר מקלה שברא חתנים. א"ל רב פפא לאביי היכא</text:span></text:p>
      <text:p text:style-name="P116"><text:span text:style-name="T19">מנח ליה. אמר ליה במקום תתפילין שנאמר לשום לאבילי ציון</text:span></text:p>
      <text:p text:style-name="P116"><text:span text:style-name="T19">םאר תחת אפר. פירש"י תחת אפר מכלל שהי’ רגילין ליתן אפר</text:span></text:p>
      <text:p text:style-name="P117"><text:span text:style-name="T19">במקום פאר דהיינו תפילין כדכתיב פארך חבוש עליך:</text:span></text:p>
      <text:p text:style-name="P122"><text:span text:style-name="T18">נכון</text:span><text:span text:style-name="T69"> </text:span><text:span text:style-name="T71">ליזהר לנהוג כהרמב"ם שלא יעשו חופת נדה : אבל</text:span></text:p>
      <text:p text:style-name="P115"><text:span text:style-name="T43"><text:s text:c="3"/>לדינא קיימ"ל כהפוסקים דס"ל דחופת נדה הוי חופה.</text:span></text:p>
      <text:p text:style-name="P116"><text:span text:style-name="T19">וצריך להודיע להחתן שהיא נדה. ועיקר החופה לא הוי מה</text:span></text:p>
      <text:p text:style-name="P116"><text:span text:style-name="T19">שמכניסין אותו תחת סודר שפורסין על כלונסאות כמו שאנו</text:span></text:p>
      <text:p text:style-name="P116"><text:span text:style-name="T19">עושים ורואין אותה חופה. כי עיקר החופה מה שמייחדים</text:span></text:p>
      <text:p text:style-name="P116"><text:span text:style-name="T19">אותם אחר כך בחדר זה נקרא חופה ואפילו אינה ראויה</text:span></text:p>
      <text:p text:style-name="P116"><text:span text:style-name="T19">לביאה כגון שהיא נידה. </text:span><text:span text:style-name="T44">או שבני אדם נכנסין ויוצאין</text:span></text:p>
      <text:p text:style-name="P118"><text:span text:style-name="T19">שם באותו חדר ולא הוי יחוד הראוי לביאה אעפ"כ הוי חופה</text:span></text:p>
      <text:p text:style-name="P118"><text:span text:style-name="T19">גמורה וקונה בבתולה קנין גמור למהוי כנשואה בכל דברים</text:span></text:p>
      <text:p text:style-name="P118"><text:span text:style-name="T19">וצריך ליחד להחתן אותו החדר והוי כהכניסה לביתו. ואם</text:span></text:p>
      <text:p text:style-name="P118"><text:span text:style-name="T19">כנס את הבתולה בע"ש והכניס אותה לחדר מבעוד יום אף</text:span></text:p>
      <text:p text:style-name="P118"><text:span text:style-name="T19">שהיא עדיין לא טבלה ובני אדם נכנסין ויוצאין באותו חדר דבלאו</text:span></text:p>
      <text:p text:style-name="P118"><text:span text:style-name="T19">הכי אסורה להתייחד עמו קודם ביאה ראשונה קונה אותה</text:span></text:p>
      <text:p text:style-name="P118"><text:span text:style-name="T19">בזה שהביא’ לחדר מיוחד לו. ואח"כ כשטובלת מותר לו לבא עליה</text:span></text:p>
      <text:p text:style-name="P118"><text:span text:style-name="T19">ביאה ראשונה בשבת. וליכא איזור משום קונה קנין בשבת</text:span></text:p>
      <text:p text:style-name="P118"><text:span text:style-name="T19">משום שכבר קנה אותה מבע"י. אבל באלמנה אינה קונה</text:span></text:p>
      <text:p text:style-name="P119"><text:span text:style-name="T19">חופה רק יחחוד הראוי לביאה היינו שתהיה טהור’ ויכנוס אותה</text:span></text:p>
      <text:p text:style-name="P120"><text:span text:style-name="T19">אח</text:span><text:span text:style-name="T45">ר <text:s text:c="6"/></text:span></text:p>
      <text:p text:style-name="P120"><text:soft-page-break/><text:span text:style-name="T4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Libre1" svg:font-family="'David Libre'"/>
    <style:font-face style:name="Guttman Rashi" svg:font-family="'Guttman Rashi'" style:font-pitch="variable"/>
    <style:font-face style:name="Guttman Vilna1" svg:font-family="'Guttman Vilna'" style:font-pitch="variable"/>
    <style:font-face style:name="Guttman Vilna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fo:text-align-last="justify" style:justify-single-word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1" style:font-family-complex="'David Libr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Libre1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1" style:font-family-complex="'David Libre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מצהלות_20_חתנים_20_-_20_כותרת" style:display-name="מצהלות חתנים - כותרת" style:family="paragraph" style:parent-style-name="Standard">
      <style:paragraph-properties>
        <style:tab-stops/>
      </style:paragraph-properties>
    </style:style>
    <style:style style:name="מצהלות_20_חתנים_20_-_20_רש_22_י" style:display-name="מצהלות חתנים - רש&quot;י" style:family="paragraph" style:parent-style-name="Standard"/>
    <style:style style:name="מצהלות_20_חתנים_20_-_20_מילה_20_ראשונה_20_בקטע" style:display-name="מצהלות חתנים - מילה ראשונה בקטע" style:family="paragraph" style:parent-style-name="Standard" style:master-page-name="">
      <style:paragraph-properties style:page-number="auto"/>
      <style:text-properties style:text-position="sub 100%" style:font-size-asian="10.5pt" style:font-name-complex="Guttman Vilna" style:font-family-complex="'Guttman Vilna'" style:font-style-name-complex="רגיל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8cm" fo:page-height="12.801cm" style:num-format="1" style:print-orientation="portrait" fo:margin-top="1cm" fo:margin-bottom="1cm" fo:margin-left="1cm" fo:margin-right="1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11:17.926000000</meta:creation-date>
    <dc:date>2020-01-25T22:28:45.420000000</dc:date>
    <meta:editing-duration>P3DT3H51M10S</meta:editing-duration>
    <meta:editing-cycles>75</meta:editing-cycles>
    <meta:generator>LibreOffice/6.0.1.1$Windows_X86_64 LibreOffice_project/60bfb1526849283ce2491346ed2aa51c465abfe6</meta:generator>
    <meta:print-date>2019-10-02T12:17:43.529000000</meta:print-date>
    <meta:document-statistic meta:table-count="0" meta:image-count="1" meta:object-count="0" meta:page-count="9" meta:paragraph-count="260" meta:word-count="2278" meta:character-count="11853" meta:non-whitespace-character-count="9618"/>
  </office:meta>
</office:document-meta>
</file>